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387cm"/>
    </style:style>
    <style:style style:name="co12" style:family="table-column">
      <style:table-column-properties fo:break-before="auto" style:column-width="2.43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507cm"/>
    </style:style>
    <style:style style:name="co15" style:family="table-column">
      <style:table-column-properties fo:break-before="auto" style:column-width="3.468cm"/>
    </style:style>
    <style:style style:name="co16" style:family="table-column">
      <style:table-column-properties fo:break-before="auto" style:column-width="3.133cm"/>
    </style:style>
    <style:style style:name="co17" style:family="table-column">
      <style:table-column-properties fo:break-before="auto" style:column-width="3.948cm"/>
    </style:style>
    <style:style style:name="co18" style:family="table-column">
      <style:table-column-properties fo:break-before="auto" style:column-width="3.842cm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39" style:family="table-cell" style:parent-style-name="Default" style:data-style-name="N0"/>
    <style:style style:name="ce4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04"/>
    <style:style style:name="ce53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38" style:family="table-cell" style:parent-style-name="Default" style:data-style-name="N0"/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4"/>
    <style:style style:name="ce59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4" table:default-cell-style-name="ce1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7" table:number-columns-repeated="16379" table:default-cell-style-name="ce10"/>
        <table:table-row table:style-name="ro3">
          <table:table-cell table:style-name="ce28" office:value-type="string" calcext:value-type="string">
            <text:p>DATA</text:p>
          </table:table-cell>
          <table:table-cell table:style-name="ce31" office:value-type="string" calcext:value-type="string">
            <text:p>ARTIGO</text:p>
          </table:table-cell>
          <table:table-cell table:style-name="ce31" office:value-type="string" calcext:value-type="string">
            <text:p>MAQUINA</text:p>
          </table:table-cell>
          <table:table-cell table:style-name="ce31" office:value-type="string" calcext:value-type="string">
            <text:p>PESO</text:p>
          </table:table-cell>
          <table:table-cell table:style-name="ce31" office:value-type="string" calcext:value-type="string">
            <text:p>METRAGEM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71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001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626,4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375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413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054,598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830,2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990,2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38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358,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072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035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208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02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446,735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577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643,8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311,2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220,16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040,952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693,35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50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433,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925,37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66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2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209,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453,464</text:p>
          </table:table-cell>
          <table:table-cell table:number-columns-repeated="16379"/>
        </table:table-row>
        <table:table-row table:style-name="ro3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3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317,31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385,2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094,7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22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23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519,4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177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896,552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370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794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813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675,52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514,112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507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797,6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995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653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009,442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08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413,09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589,4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560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466,8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218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516,646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496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565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47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408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771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066,132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444,66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059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738,506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166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204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332,6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161,4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967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173,41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139,822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714,5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678,84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926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081,6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010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242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608,744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081,5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904,6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292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457,2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241,05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335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223,852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365,8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428,888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396,8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414,4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554,4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910,4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027,2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354,89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614,96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845,324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369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48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529,884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097,15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154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013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28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054,4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005,8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482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358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419,48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198,672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565,6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592,59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805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670,772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580,46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235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4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861,8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323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117,2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198,4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873,974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964,286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table:style-name="ce5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318,884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793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755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052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115,53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072,496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806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795,6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527,6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749,54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313,2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669,1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691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261,7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255,39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583,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071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090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337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840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706,8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2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2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119,812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754,8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492,4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307,35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883,2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134,2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919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122,332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144,91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348,2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688,4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4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277,532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081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241,2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618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277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868,37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951,41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3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305,4</text:p>
          </table:table-cell>
          <table:table-cell table:number-columns-repeated="16379"/>
        </table:table-row>
        <table:table-row table:style-name="ro3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</text:p>
          </table:table-cell>
          <table:table-cell table:number-columns-repeated="16379"/>
        </table:table-row>
        <table:table-row table:style-name="ro3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656</text:p>
          </table:table-cell>
          <table:table-cell table:number-columns-repeated="16379"/>
        </table:table-row>
        <table:table-row table:style-name="ro3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3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787,2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956,4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268,4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770,2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056,724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3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208,08</text:p>
          </table:table-cell>
          <table:table-cell table:number-columns-repeated="16379"/>
        </table:table-row>
        <table:table-row table:style-name="ro3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3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760,4</text:p>
          </table:table-cell>
          <table:table-cell table:number-columns-repeated="16379"/>
        </table:table-row>
        <table:table-row table:style-name="ro3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3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3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</text:p>
          </table:table-cell>
          <table:table-cell table:number-columns-repeated="16379"/>
        </table:table-row>
        <table:table-row table:style-name="ro3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</text:p>
          </table:table-cell>
          <table:table-cell table:number-columns-repeated="16379"/>
        </table:table-row>
        <table:table-row table:style-name="ro3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160,764</text:p>
          </table:table-cell>
          <table:table-cell table:number-columns-repeated="16379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340,7</text:p>
          </table:table-cell>
          <table:table-cell/>
          <table:table-cell table:style-name="ce13"/>
          <table:table-cell table:number-columns-repeated="16377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782,236</text:p>
          </table:table-cell>
          <table:table-cell table:number-columns-repeated="16379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690,6</text:p>
          </table:table-cell>
          <table:table-cell table:number-columns-repeated="16379"/>
        </table:table-row>
        <table:table-row table:style-name="ro3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602,38</text:p>
          </table:table-cell>
          <table:table-cell table:number-columns-repeated="16379"/>
        </table:table-row>
        <table:table-row table:style-name="ro3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3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3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3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</text:p>
          </table:table-cell>
          <table:table-cell table:number-columns-repeated="16379"/>
        </table:table-row>
        <table:table-row table:style-name="ro3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</text:p>
          </table:table-cell>
          <table:table-cell table:number-columns-repeated="16379"/>
        </table:table-row>
        <table:table-row table:style-name="ro3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3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350,028</text:p>
          </table:table-cell>
          <table:table-cell table:number-columns-repeated="16379"/>
        </table:table-row>
        <table:table-row table:style-name="ro3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</text:p>
          </table:table-cell>
          <table:table-cell table:number-columns-repeated="16379"/>
        </table:table-row>
        <table:table-row table:style-name="ro3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562,2</text:p>
          </table:table-cell>
          <table:table-cell table:number-columns-repeated="16379"/>
        </table:table-row>
        <table:table-row table:style-name="ro3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192,308</text:p>
          </table:table-cell>
          <table:table-cell table:number-columns-repeated="16379"/>
        </table:table-row>
        <table:table-row table:style-name="ro3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144</text:p>
          </table:table-cell>
          <table:table-cell table:number-columns-repeated="16379"/>
        </table:table-row>
        <table:table-row table:style-name="ro3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510,8</text:p>
          </table:table-cell>
          <table:table-cell table:number-columns-repeated="16379"/>
        </table:table-row>
        <table:table-row table:style-name="ro3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3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3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239,624</text:p>
          </table:table-cell>
          <table:table-cell table:number-columns-repeated="16379"/>
        </table:table-row>
        <table:table-row table:style-name="ro3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189,2</text:p>
          </table:table-cell>
          <table:table-cell table:number-columns-repeated="16379"/>
        </table:table-row>
        <table:table-row table:style-name="ro3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3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460,432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892,64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3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063,6</text:p>
          </table:table-cell>
          <table:table-cell table:number-columns-repeated="16379"/>
        </table:table-row>
        <table:table-row table:style-name="ro3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3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</text:p>
          </table:table-cell>
          <table:table-cell table:number-columns-repeated="16379"/>
        </table:table-row>
        <table:table-row table:style-name="ro3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3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025,18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658,2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045,5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605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3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644,8</text:p>
          </table:table-cell>
          <table:table-cell table:number-columns-repeated="16379"/>
        </table:table-row>
        <table:table-row table:style-name="ro3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3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3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237,2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422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020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552,4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266,9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251,2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461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370,69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415,846</text:p>
          </table:table-cell>
          <table:table-cell table:number-columns-repeated="16379"/>
        </table:table-row>
        <table:table-row table:style-name="ro3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2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3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3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3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514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3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9.4" calcext:value-type="float">
            <text:p>19,4</text:p>
          </table:table-cell>
          <table:table-cell table:formula="of:=[.D515]*[Planilha2.C$7]" office:value-type="float" office:value="4151.6" calcext:value-type="float">
            <text:p>4151,6</text:p>
          </table:table-cell>
          <table:table-cell table:number-columns-repeated="16379"/>
        </table:table-row>
        <table:table-row table:style-name="ro3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4" calcext:value-type="float">
            <text:p>11,4</text:p>
          </table:table-cell>
          <table:table-cell table:formula="of:=[.D516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3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9" calcext:value-type="float">
            <text:p>20,9</text:p>
          </table:table-cell>
          <table:table-cell table:formula="of:=[.D517]*[Planilha2.C$12]" office:value-type="float" office:value="2800.6" calcext:value-type="float">
            <text:p>2800,6</text:p>
          </table:table-cell>
          <table:table-cell table:number-columns-repeated="16379"/>
        </table:table-row>
        <table:table-row table:style-name="ro3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0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31.4" calcext:value-type="float">
            <text:p>31,4</text:p>
          </table:table-cell>
          <table:table-cell table:style-name="ce6" table:formula="of:=[.D518]*[Planilha2.C$13]" office:value-type="float" office:value="4772.8" calcext:value-type="float">
            <text:p>4772,8</text:p>
          </table:table-cell>
          <table:table-cell table:number-columns-repeated="16379"/>
        </table:table-row>
        <table:table-row table:style-name="ro3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519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3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520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3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2" calcext:value-type="float">
            <text:p>18,2</text:p>
          </table:table-cell>
          <table:table-cell table:formula="of:=[.D521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3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formula="of:=[.D522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3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3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2.8" calcext:value-type="float">
            <text:p>12,8</text:p>
          </table:table-cell>
          <table:table-cell table:style-name="ce6" table:formula="of:=[.D523]*[Planilha2.C$14]" office:value-type="float" office:value="1472" calcext:value-type="float">
            <text:p>1472</text:p>
          </table:table-cell>
          <table:table-cell table:number-columns-repeated="16379"/>
        </table:table-row>
        <table:table-row table:style-name="ro3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2" calcext:value-type="float">
            <text:p>30,2</text:p>
          </table:table-cell>
          <table:table-cell table:formula="of:=[.D524]*[Planilha2.C$12]" office:value-type="float" office:value="4046.8" calcext:value-type="float">
            <text:p>4046,8</text:p>
          </table:table-cell>
          <table:table-cell table:number-columns-repeated="16379"/>
        </table:table-row>
        <table:table-row table:style-name="ro3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6" calcext:value-type="float">
            <text:p>4,6</text:p>
          </table:table-cell>
          <table:table-cell table:formula="of:=[.D525]*[Planilha2.C$13]" office:value-type="float" office:value="699.2" calcext:value-type="float">
            <text:p>699,2</text:p>
          </table:table-cell>
          <table:table-cell table:number-columns-repeated="16379"/>
        </table:table-row>
        <table:table-row table:style-name="ro3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6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3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7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3">
          <table:table-cell office:value-type="date" office:date-value="2024-01-11" calcext:value-type="date">
            <text:p>11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7" calcext:value-type="float">
            <text:p>12,7</text:p>
          </table:table-cell>
          <table:table-cell table:formula="of:=[.D528]*[Planilha2.C$7]" office:value-type="float" office:value="2717.8" calcext:value-type="float">
            <text:p>2717,8</text:p>
          </table:table-cell>
          <table:table-cell table:number-columns-repeated="16379"/>
        </table:table-row>
        <table:table-row table:style-name="ro3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529]*[Planilha2.C$6]" office:value-type="float" office:value="838.08" calcext:value-type="float">
            <text:p>838,08</text:p>
          </table:table-cell>
          <table:table-cell table:number-columns-repeated="16379"/>
        </table:table-row>
        <table:table-row table:style-name="ro3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53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3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.6" calcext:value-type="float">
            <text:p>24,6</text:p>
          </table:table-cell>
          <table:table-cell table:formula="of:=[.D531]*[Planilha2.C$12]" office:value-type="float" office:value="3296.4" calcext:value-type="float">
            <text:p>3296,4</text:p>
          </table:table-cell>
          <table:table-cell table:number-columns-repeated="16379"/>
        </table:table-row>
        <table:table-row table:style-name="ro3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table:formula="of:=[.D532]*[Planilha2.C$7]" office:value-type="float" office:value="2782" calcext:value-type="float">
            <text:p>2782</text:p>
          </table:table-cell>
          <table:table-cell table:number-columns-repeated="16379"/>
        </table:table-row>
        <table:table-row table:style-name="ro3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4" calcext:value-type="float">
            <text:p>14,4</text:p>
          </table:table-cell>
          <table:table-cell table:formula="of:=[.D533]*[Planilha2.C$12]" office:value-type="float" office:value="1929.6" calcext:value-type="float">
            <text:p>1929,6</text:p>
          </table:table-cell>
          <table:table-cell table:number-columns-repeated="16379"/>
        </table:table-row>
        <table:table-row table:style-name="ro3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table:formula="of:=[.D534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3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" calcext:value-type="float">
            <text:p>9</text:p>
          </table:table-cell>
          <table:table-cell table:formula="of:=[.D535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3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5" calcext:value-type="float">
            <text:p>4,5</text:p>
          </table:table-cell>
          <table:table-cell table:formula="of:=[.D536]*[Planilha2.C$13]" office:value-type="float" office:value="684" calcext:value-type="float">
            <text:p>684</text:p>
          </table:table-cell>
          <table:table-cell table:number-columns-repeated="16379"/>
        </table:table-row>
        <table:table-row table:style-name="ro3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537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3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" calcext:value-type="float">
            <text:p>12</text:p>
          </table:table-cell>
          <table:table-cell table:formula="of:=[.D538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3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3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6" calcext:value-type="float">
            <text:p>8,6</text:p>
          </table:table-cell>
          <table:table-cell table:formula="of:=[.D540]*[Planilha2.C$21]" office:value-type="float" office:value="1941.708" calcext:value-type="float">
            <text:p>1941,708</text:p>
          </table:table-cell>
          <table:table-cell table:number-columns-repeated="16379"/>
        </table:table-row>
        <table:table-row table:style-name="ro3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7.8" calcext:value-type="float">
            <text:p>17,8</text:p>
          </table:table-cell>
          <table:table-cell table:style-name="ce6" table:formula="of:=[.D541]*[Planilha2.C$14]" office:value-type="float" office:value="2047" calcext:value-type="float">
            <text:p>2047</text:p>
          </table:table-cell>
          <table:table-cell table:number-columns-repeated="16379"/>
        </table:table-row>
        <table:table-row table:style-name="ro3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9.7" calcext:value-type="float">
            <text:p>9,7</text:p>
          </table:table-cell>
          <table:table-cell table:formula="of:=[.D542]*[Planilha2.C$12]" office:value-type="float" office:value="1299.8" calcext:value-type="float">
            <text:p>1299,8</text:p>
          </table:table-cell>
          <table:table-cell table:number-columns-repeated="16379"/>
        </table:table-row>
        <table:table-row table:style-name="ro3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style-name="ce6" table:formula="of:=[.D543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3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" calcext:value-type="float">
            <text:p>7</text:p>
          </table:table-cell>
          <table:table-cell table:formula="of:=[.D544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3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2.6" calcext:value-type="float">
            <text:p>22,6</text:p>
          </table:table-cell>
          <table:table-cell table:formula="of:=[.D545]*[Planilha2.C$12]" office:value-type="float" office:value="3028.4" calcext:value-type="float">
            <text:p>3028,4</text:p>
          </table:table-cell>
          <table:table-cell table:number-columns-repeated="16379"/>
        </table:table-row>
        <table:table-row table:style-name="ro3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546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3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547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3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1" calcext:value-type="float">
            <text:p>8,1</text:p>
          </table:table-cell>
          <table:table-cell table:formula="of:=[.D548]*[Planilha2.C$6]" office:value-type="float" office:value="314.28" calcext:value-type="float">
            <text:p>314,28</text:p>
          </table:table-cell>
          <table:table-cell table:number-columns-repeated="16379"/>
        </table:table-row>
        <table:table-row table:style-name="ro3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549]*[Planilha2.C$6]" office:value-type="float" office:value="322.04" calcext:value-type="float">
            <text:p>322,04</text:p>
          </table:table-cell>
          <table:table-cell table:number-columns-repeated="16379"/>
        </table:table-row>
        <table:table-row table:style-name="ro3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.4" calcext:value-type="float">
            <text:p>25,4</text:p>
          </table:table-cell>
          <table:table-cell table:formula="of:=[.D550]*[Planilha2.C$12]" office:value-type="float" office:value="3403.6" calcext:value-type="float">
            <text:p>3403,6</text:p>
          </table:table-cell>
          <table:table-cell table:number-columns-repeated="16379"/>
        </table:table-row>
        <table:table-row table:style-name="ro3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.5" calcext:value-type="float">
            <text:p>18,5</text:p>
          </table:table-cell>
          <table:table-cell table:formula="of:=[.D551]*[Planilha2.C$12]" office:value-type="float" office:value="2479" calcext:value-type="float">
            <text:p>2479</text:p>
          </table:table-cell>
          <table:table-cell table:number-columns-repeated="16379"/>
        </table:table-row>
        <table:table-row table:style-name="ro3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5.2" calcext:value-type="float">
            <text:p>15,2</text:p>
          </table:table-cell>
          <table:table-cell table:style-name="ce6" table:formula="of:=[.D552]*[Planilha2.C$14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3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5" calcext:value-type="float">
            <text:p>16,5</text:p>
          </table:table-cell>
          <table:table-cell table:formula="of:=[.D553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3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55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3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8.5" calcext:value-type="float">
            <text:p>18,5</text:p>
          </table:table-cell>
          <table:table-cell table:formula="of:=[.D555]*[Planilha2.C$6]" office:value-type="float" office:value="717.8" calcext:value-type="float">
            <text:p>717,8</text:p>
          </table:table-cell>
          <table:table-cell table:number-columns-repeated="16379"/>
        </table:table-row>
        <table:table-row table:style-name="ro3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2.3" calcext:value-type="float">
            <text:p>22,3</text:p>
          </table:table-cell>
          <table:table-cell table:style-name="ce6" table:formula="of:=[.D556]*[Planilha2.C$13]" office:value-type="float" office:value="3389.6" calcext:value-type="float">
            <text:p>3389,6</text:p>
          </table:table-cell>
          <table:table-cell table:number-columns-repeated="16379"/>
        </table:table-row>
        <table:table-row table:style-name="ro3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2.6" calcext:value-type="float">
            <text:p>12,6</text:p>
          </table:table-cell>
          <table:table-cell table:formula="of:=[.D557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3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  <table:table-cell table:formula="of:=[.D558]*[Planilha2.C$13]" office:value-type="float" office:value="608" calcext:value-type="float">
            <text:p>608</text:p>
          </table:table-cell>
          <table:table-cell table:number-columns-repeated="16379"/>
        </table:table-row>
        <table:table-row table:style-name="ro3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4.8" calcext:value-type="float">
            <text:p>14,8</text:p>
          </table:table-cell>
          <table:table-cell table:formula="of:=[.D559]*[Planilha2.C$7]" office:value-type="float" office:value="3167.2" calcext:value-type="float">
            <text:p>3167,2</text:p>
          </table:table-cell>
          <table:table-cell table:number-columns-repeated="16379"/>
        </table:table-row>
        <table:table-row table:style-name="ro3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5" calcext:value-type="float">
            <text:p>16,5</text:p>
          </table:table-cell>
          <table:table-cell table:formula="of:=[.D560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3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561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3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.3" calcext:value-type="float">
            <text:p>7,3</text:p>
          </table:table-cell>
          <table:table-cell table:formula="of:=[.D562]*[Planilha2.C$12]" office:value-type="float" office:value="978.2" calcext:value-type="float">
            <text:p>978,2</text:p>
          </table:table-cell>
          <table:table-cell table:number-columns-repeated="16379"/>
        </table:table-row>
        <table:table-row table:style-name="ro3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LISTRAS</text:p>
          </table:table-cell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3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3" calcext:value-type="float">
            <text:p>18,3</text:p>
          </table:table-cell>
          <table:table-cell table:formula="of:=[.D564]*[Planilha2.C$12]" office:value-type="float" office:value="2452.2" calcext:value-type="float">
            <text:p>2452,2</text:p>
          </table:table-cell>
          <table:table-cell table:number-columns-repeated="16379"/>
        </table:table-row>
        <table:table-row table:style-name="ro3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6.3" calcext:value-type="float">
            <text:p>16,3</text:p>
          </table:table-cell>
          <table:table-cell table:style-name="ce6" table:formula="of:=[.D565]*[Planilha2.C$14]" office:value-type="float" office:value="1874.5" calcext:value-type="float">
            <text:p>1874,5</text:p>
          </table:table-cell>
          <table:table-cell table:number-columns-repeated="16379"/>
        </table:table-row>
        <table:table-row table:style-name="ro3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3" calcext:value-type="float">
            <text:p>8,3</text:p>
          </table:table-cell>
          <table:table-cell table:formula="of:=[.D566]*[Planilha2.C$7]" office:value-type="float" office:value="1776.2" calcext:value-type="float">
            <text:p>1776,2</text:p>
          </table:table-cell>
          <table:table-cell table:number-columns-repeated="16379"/>
        </table:table-row>
        <table:table-row table:style-name="ro3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5" calcext:value-type="float">
            <text:p>18,5</text:p>
          </table:table-cell>
          <table:table-cell table:formula="of:=[.D567]*[Planilha2.C$12]" office:value-type="float" office:value="2479" calcext:value-type="float">
            <text:p>2479</text:p>
          </table:table-cell>
          <table:table-cell table:number-columns-repeated="16379"/>
        </table:table-row>
        <table:table-row table:style-name="ro3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2" calcext:value-type="float">
            <text:p>6,2</text:p>
          </table:table-cell>
          <table:table-cell table:formula="of:=[.D568]*[Planilha2.C$12]" office:value-type="float" office:value="830.8" calcext:value-type="float">
            <text:p>830,8</text:p>
          </table:table-cell>
          <table:table-cell table:number-columns-repeated="16379"/>
        </table:table-row>
        <table:table-row table:style-name="ro3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569]*[Planilha2.C$12]" office:value-type="float" office:value="911.2" calcext:value-type="float">
            <text:p>911,2</text:p>
          </table:table-cell>
          <table:table-cell table:number-columns-repeated="16379"/>
        </table:table-row>
        <table:table-row table:style-name="ro3">
          <table:table-cell office:value-type="date" office:date-value="2024-01-22" calcext:value-type="date">
            <text:p>22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570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3">
          <table:table-cell office:value-type="date" office:date-value="2024-01-22" calcext:value-type="date">
            <text:p>22/01/24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" calcext:value-type="float">
            <text:p>10</text:p>
          </table:table-cell>
          <table:table-cell table:formula="of:=[.D571]*[Planilha2.C$13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3" table:number-rows-repeated="104800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lanilha2" table:style-name="ta1"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6" table:default-cell-style-name="ce38"/>
        <table:table-column table:style-name="co9" table:default-cell-style-name="ce38"/>
        <table:table-column table:style-name="co10" table:number-columns-repeated="16379" table:default-cell-style-name="ce38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40" office:value-type="string" calcext:value-type="string">
            <text:p>ARTIGO</text:p>
          </table:table-cell>
          <table:table-cell table:style-name="ce40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CÓS18</text:p>
          </table:table-cell>
          <table:table-cell table:style-name="ce40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MARCEL 40</text:p>
          </table:table-cell>
          <table:table-cell table:style-name="ce40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BELLES 15</text:p>
          </table:table-cell>
          <table:table-cell table:style-name="ce40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MONE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BELLES 24</text:p>
          </table:table-cell>
          <table:table-cell table:style-name="ce40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BALI 16</text:p>
          </table:table-cell>
          <table:table-cell table:style-name="ce40" office:value-type="float" office:value="416" calcext:value-type="float">
            <text:p>416</text:p>
          </table:table-cell>
          <table:table-cell/>
          <table:table-cell office:value-type="string" calcext:value-type="string">
            <text:p>ATRASO DE SALÁRIO</text:p>
          </table:table-cell>
          <table:table-cell table:style-name="ce41" office:value-type="string" calcext:value-type="string">
            <text:p>PIOR</text:p>
          </table:table-cell>
          <table:table-cell table:number-columns-repeated="16378"/>
        </table:table-row>
        <table:table-row table:style-name="ro2">
          <table:table-cell/>
          <table:table-cell table:style-name="ce40" office:value-type="string" calcext:value-type="string">
            <text:p>MURITI 10</text:p>
          </table:table-cell>
          <table:table-cell table:style-name="ce40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MURITI 14</text:p>
          </table:table-cell>
          <table:table-cell table:style-name="ce40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STILED 10</text:p>
          </table:table-cell>
          <table:table-cell table:style-name="ce40" office:value-type="float" office:value="152" calcext:value-type="float">
            <text:p>152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STILED 13</text:p>
          </table:table-cell>
          <table:table-cell table:style-name="ce40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STILED 18</text:p>
          </table:table-cell>
          <table:table-cell table:style-name="ce40" office:value-type="float" office:value="78.86" calcext:value-type="float">
            <text:p>78,86</text:p>
          </table:table-cell>
          <table:table-cell/>
          <table:table-cell office:value-type="string" calcext:value-type="string">
            <text:p>MÊS 02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CETIM</text:p>
          </table:table-cell>
          <table:table-cell table:style-name="ce40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TIRA CANAL</text:p>
          </table:table-cell>
          <table:table-cell table:style-name="ce40" office:value-type="float" office:value="190.65" calcext:value-type="float">
            <text:p>190,65</text:p>
          </table:table-cell>
          <table:table-cell/>
          <table:table-cell office:value-type="string" calcext:value-type="string">
            <text:p>MÊS 03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STRIPE</text:p>
          </table:table-cell>
          <table:table-cell table:style-name="ce40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08 LYCRA</text:p>
          </table:table-cell>
          <table:table-cell table:style-name="ce40" office:value-type="float" office:value="334.44" calcext:value-type="float">
            <text:p>334,44</text:p>
          </table:table-cell>
          <table:table-cell/>
          <table:table-cell office:value-type="string" calcext:value-type="string">
            <text:p>MÊS 04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06 LYCRA</text:p>
          </table:table-cell>
          <table:table-cell table:style-name="ce40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float" office:value="1653" calcext:value-type="float">
            <text:p>1653</text:p>
          </table:table-cell>
          <table:table-cell table:style-name="ce40" office:value-type="float" office:value="225.78" calcext:value-type="float">
            <text:p>225,78</text:p>
          </table:table-cell>
          <table:table-cell/>
          <table:table-cell office:value-type="string" calcext:value-type="string">
            <text:p>MÊS 05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TURIN</text:p>
          </table:table-cell>
          <table:table-cell table:style-name="ce40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CHEYNNET</text:p>
          </table:table-cell>
          <table:table-cell table:style-name="ce40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NEW CONFORT</text:p>
          </table:table-cell>
          <table:table-cell table:style-name="ce40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LISTRAS</text:p>
          </table:table-cell>
          <table:table-cell table:style-name="ce40"/>
          <table:table-cell table:number-columns-repeated="16381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table:table-column table:style-name="co6" table:number-columns-repeated="2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number-columns-repeated="7" table:default-cell-style-name="ce38"/>
        <table:table-column table:style-name="co10" table:number-columns-repeated="16373" table:default-cell-style-name="ce38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KO</text:p>
          </table:table-cell>
          <table:table-cell table:style-name="ce42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NVDA</text:p>
          </table:table-cell>
          <table:table-cell table:style-name="ce42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FRCB</text:p>
          </table:table-cell>
          <table:table-cell table:style-name="ce42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MMM</text:p>
          </table:table-cell>
          <table:table-cell table:style-name="ce42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PBR</text:p>
          </table:table-cell>
          <table:table-cell table:style-name="ce42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ELMD</text:p>
          </table:table-cell>
          <table:table-cell table:style-name="ce42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TAG</text:p>
          </table:table-cell>
          <table:table-cell table:style-name="ce42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HBI</text:p>
          </table:table-cell>
          <table:table-cell table:style-name="ce42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O</text:p>
          </table:table-cell>
          <table:table-cell table:style-name="ce42"/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ALNT</text:p>
          </table:table-cell>
          <table:table-cell table:style-name="ce42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PAGO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12" calcext:value-type="float">
            <text:p>12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587.66" calcext:value-type="currency">
            <text:p>R$ 587,66</text:p>
          </table:table-cell>
          <table:table-cell table:style-name="ce60" office:value-type="currency" office:currency="BRL" office:value="710" calcext:value-type="currency">
            <text:p>R$ 710,00</text:p>
          </table:table-cell>
          <table:table-cell table:style-name="ce62" office:value-type="currency" office:currency="BRL" office:value="638.58" calcext:value-type="currency">
            <text:p>R$ 638,58</text:p>
          </table:table-cell>
          <table:table-cell table:style-name="ce70" office:value-type="currency" office:currency="BRL" office:value="638.58" calcext:value-type="currency">
            <text:p>R$ 638,58</text:p>
          </table:table-cell>
          <table:table-cell table:style-name="ce72" office:value-type="currency" office:currency="BRL" office:value="638.58" calcext:value-type="currency">
            <text:p>R$ 638,58</text:p>
          </table:table-cell>
          <table:table-cell table:style-name="ce77" office:value-type="currency" office:currency="BRL" office:value="638.58" calcext:value-type="currency">
            <text:p>R$ 638,58</text:p>
          </table:table-cell>
          <table:table-cell table:style-name="ce79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300" calcext:value-type="currency">
            <text:p>R$ 300,00</text:p>
          </table:table-cell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69.33" calcext:value-type="currency">
            <text:p>R$ 169,33</text:p>
          </table:table-cell>
          <table:table-cell table:style-name="ce62" office:value-type="currency" office:currency="BRL" office:value="169.33" calcext:value-type="currency">
            <text:p>R$ 169,33</text:p>
          </table:table-cell>
          <table:table-cell table:style-name="ce70" office:value-type="currency" office:currency="BRL" office:value="85" calcext:value-type="currency">
            <text:p>R$ 85,00</text:p>
          </table:table-cell>
          <table:table-cell table:style-name="ce72" office:value-type="currency" office:currency="BRL" office:value="85" calcext:value-type="currency">
            <text:p>R$ 85,00</text:p>
          </table:table-cell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 office:value-type="currency" office:currency="BRL" office:value="139.54" calcext:value-type="currency">
            <text:p>R$ 139,54</text:p>
          </table:table-cell>
          <table:table-cell table:style-name="ce60" office:value-type="currency" office:currency="BRL" office:value="175.43" calcext:value-type="currency">
            <text:p>R$ 175,43</text:p>
          </table:table-cell>
          <table:table-cell table:style-name="ce62" office:value-type="currency" office:currency="BRL" office:value="211.33" calcext:value-type="currency">
            <text:p>R$ 211,33</text:p>
          </table:table-cell>
          <table:table-cell table:style-name="ce70" office:value-type="currency" office:currency="BRL" office:value="35.9" calcext:value-type="currency">
            <text:p>R$ 35,90</text:p>
          </table:table-cell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00" calcext:value-type="currency">
            <text:p>R$ 100,00</text:p>
          </table:table-cell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 office:value-type="currency" office:currency="BRL" office:value="1085.44" calcext:value-type="currency">
            <text:p>R$ 1.085,44</text:p>
          </table:table-cell>
          <table:table-cell table:style-name="ce60" office:value-type="currency" office:currency="BRL" office:value="200" calcext:value-type="currency">
            <text:p>R$ 200,00</text:p>
          </table:table-cell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16:.D21])" office:value-type="currency" office:currency="BRL" office:value="1812.64" calcext:value-type="currency">
            <text:p>R$ 1.812,64</text:p>
          </table:table-cell>
          <table:table-cell table:style-name="ce58" table:formula="of:=SUM([.E16:.E21])" office:value-type="currency" office:currency="BRL" office:value="1654.76" calcext:value-type="currency">
            <text:p>R$ 1.654,76</text:p>
          </table:table-cell>
          <table:table-cell table:style-name="ce58" table:formula="of:=SUM([.F16:.F21])" office:value-type="currency" office:currency="BRL" office:value="1019.24" calcext:value-type="currency">
            <text:p>R$ 1.019,24</text:p>
          </table:table-cell>
          <table:table-cell table:style-name="ce58" table:formula="of:=SUM([.G16:.G21])" office:value-type="currency" office:currency="BRL" office:value="759.48" calcext:value-type="currency">
            <text:p>R$ 759,48</text:p>
          </table:table-cell>
          <table:table-cell table:style-name="ce58" table:formula="of:=SUM([.H16:.H21])" office:value-type="currency" office:currency="BRL" office:value="723.58" calcext:value-type="currency">
            <text:p>R$ 723,58</text:p>
          </table:table-cell>
          <table:table-cell table:style-name="ce58" table:formula="of:=SUM([.I16:.I21])" office:value-type="currency" office:currency="BRL" office:value="638.58" calcext:value-type="currency">
            <text:p>R$ 638,58</text:p>
          </table:table-cell>
          <table:table-cell table:style-name="ce58" table:formula="of:=SUM([.J16:.J21])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322.93" calcext:value-type="currency">
            <text:p>R$ 322,93</text:p>
          </table:table-cell>
          <table:table-cell table:style-name="ce60" office:value-type="currency" office:currency="BRL" office:value="322.93" calcext:value-type="currency">
            <text:p>R$ 322,93</text:p>
          </table:table-cell>
          <table:table-cell table:style-name="ce62" office:value-type="currency" office:currency="BRL" office:value="322.92" calcext:value-type="currency">
            <text:p>R$ 322,92</text:p>
          </table:table-cell>
          <table:table-cell table:style-name="ce70" office:value-type="currency" office:currency="BRL" office:value="322.92" calcext:value-type="currency">
            <text:p>R$ 322,92</text:p>
          </table:table-cell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24:.D29])" office:value-type="currency" office:currency="BRL" office:value="322.93" calcext:value-type="currency">
            <text:p>R$ 322,93</text:p>
          </table:table-cell>
          <table:table-cell table:style-name="ce58" table:formula="of:=SUM([.E24:.E29])" office:value-type="currency" office:currency="BRL" office:value="322.93" calcext:value-type="currency">
            <text:p>R$ 322,93</text:p>
          </table:table-cell>
          <table:table-cell table:style-name="ce58" table:formula="of:=SUM([.F24:.F29])" office:value-type="currency" office:currency="BRL" office:value="322.92" calcext:value-type="currency">
            <text:p>R$ 322,92</text:p>
          </table:table-cell>
          <table:table-cell table:style-name="ce58" table:formula="of:=SUM([.G24:.G29])" office:value-type="currency" office:currency="BRL" office:value="322.92" calcext:value-type="currency">
            <text:p>R$ 322,92</text:p>
          </table:table-cell>
          <table:table-cell table:style-name="ce58" table:formula="of:=SUM([.H24:.H29])" office:value-type="currency" office:currency="BRL" office:value="0" calcext:value-type="currency">
            <text:p>R$ 0,00</text:p>
          </table:table-cell>
          <table:table-cell table:style-name="ce58" table:formula="of:=SUM([.I24:.I29])" office:value-type="currency" office:currency="BRL" office:value="0" calcext:value-type="currency">
            <text:p>R$ 0,00</text:p>
          </table:table-cell>
          <table:table-cell table:style-name="ce58" table:formula="of:=SUM([.J24:.J29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E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09:41:26.10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/>
    <meta:creation-date>2023-10-30T13:15:11Z</meta:creation-date>
    <dc:date>2024-01-22T09:46:13.803000000</dc:date>
    <meta:editing-cycles>132</meta:editing-cycles>
    <meta:editing-duration>P3DT15H17M4S</meta:editing-duration>
    <meta:document-statistic meta:table-count="3" meta:cell-count="2996" meta:object-count="0"/>
  </office:meta>
</office:document-meta>
</file>